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800000003E4E79696329CDDC14E.png" manifest:media-type="image/png"/>
  <manifest:file-entry manifest:full-path="Pictures/20000002000004A2000002410BCE52E6C12F7340.eps" manifest:media-type="image/x-ep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06cm"/>
    </style:style>
    <style:style style:name="gr4" style:family="graphic" style:parent-style-name="standard">
      <style:graphic-properties draw:fill="none" draw:textarea-vertical-align="middle" draw:auto-grow-height="false" fo:min-height="3.874cm" fo:min-width="0cm"/>
    </style:style>
    <style:style style:name="gr5" style:family="graphic" style:parent-style-name="standard">
      <style:graphic-properties draw:fill="none" draw:textarea-vertical-align="middle" draw:auto-grow-height="false" fo:min-height="2.974cm" fo:min-width="0cm"/>
    </style:style>
    <style:style style:name="gr6" style:family="graphic" style:parent-style-name="standard">
      <style:graphic-properties draw:fill="none" draw:textarea-vertical-align="middle" draw:auto-grow-height="false" fo:min-height="5.05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296cm" svg:x="-0.017cm" svg:y="0.448cm">
          <draw:image xlink:href="Pictures/20000002000004A2000002410BCE52E6C12F7340.eps" xlink:type="simple" xlink:show="embed" xlink:actuate="onLoad" loext:mime-type="image/x-svm">
            <text:p/>
          </draw:image>
          <draw:image xlink:href="Pictures/1000020000000800000003E4E79696329CDDC14E.png" xlink:type="simple" xlink:show="embed" xlink:actuate="onLoad" loext:mime-type="image/png"/>
        </draw:frame>
        <draw:line draw:style-name="gr2" draw:text-style-name="P2" draw:layer="layout" svg:x1="5.4cm" svg:y1="1.2cm" svg:x2="5.3cm" svg:y2="7.2cm">
          <text:p/>
        </draw:line>
        <draw:line draw:style-name="gr2" draw:text-style-name="P2" draw:layer="layout" svg:x1="8.8cm" svg:y1="1.2cm" svg:x2="8.7cm" svg:y2="7.2cm">
          <text:p/>
        </draw:line>
        <draw:frame draw:style-name="gr3" draw:text-style-name="P3" draw:layer="layout" svg:width="2.9cm" svg:height="1.056cm" svg:x="1.4cm" svg:y="8.244cm">
          <draw:text-box>
            <text:p><text:span text:style-name="T1">G</text:span><text:span text:style-name="T2">1</text:span><text:span text:style-name="T1">=E</text:span><text:span text:style-name="T2">1</text:span><text:span text:style-name="T1">-K</text:span><text:span text:style-name="T2">1</text:span></text:p>
          </draw:text-box>
        </draw:frame>
        <draw:frame draw:style-name="gr3" draw:text-style-name="P3" draw:layer="layout" svg:width="2.9cm" svg:height="1.056cm" svg:x="5.7cm" svg:y="8.244cm">
          <draw:text-box>
            <text:p><text:span text:style-name="T1">G</text:span><text:span text:style-name="T2">2</text:span><text:span text:style-name="T1">=E</text:span><text:span text:style-name="T2">2</text:span><text:span text:style-name="T1">-K</text:span><text:span text:style-name="T2">2</text:span></text:p>
          </draw:text-box>
        </draw:frame>
        <draw:frame draw:style-name="gr3" draw:text-style-name="P3" draw:layer="layout" svg:width="2.9cm" svg:height="1.056cm" svg:x="10cm" svg:y="8.244cm">
          <draw:text-box>
            <text:p><text:span text:style-name="T1">G</text:span><text:span text:style-name="T2">3</text:span><text:span text:style-name="T1">=E</text:span><text:span text:style-name="T2">3</text:span><text:span text:style-name="T1">-K</text:span><text:span text:style-name="T2">3</text:span></text:p>
          </draw:text-box>
        </draw:frame>
        <draw:custom-shape draw:style-name="gr4" draw:text-style-name="P2" draw:layer="layout" svg:width="0.5cm" svg:height="4.35cm" draw:transform="rotate (-1.5707963267949) translate (5.25cm 7.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draw:layer="layout" svg:width="0.5cm" svg:height="3.4cm" draw:transform="rotate (-1.5707963267949) translate (8.7cm 7.4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5cm" svg:height="5.6cm" draw:transform="rotate (-1.5707963267949) translate (14.4cm 7.4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9T07:32:56.148483849</dc:date>
    <meta:editing-duration>PT44M37S</meta:editing-duration>
    <meta:editing-cycles>6</meta:editing-cycles>
    <meta:generator>LibreOffice/6.1.0.3$MacOSX_X86_64 LibreOffice_project/efb621ed25068d70781dc026f7e9c5187a4decd1</meta:generator>
    <meta:document-statistic meta:object-count="9"/>
  </office:meta>
</office:document-meta>
</file>